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bf44" draw:fill-color="#d4711a" draw:textarea-horizontal-align="justify" draw:textarea-vertical-align="middle" draw:auto-grow-height="false" fo:min-height="2.29cm" fo:min-width="6.104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2.036cm" fo:min-width="6.104cm"/>
    </style:style>
    <style:style style:name="gr3" style:family="graphic" style:parent-style-name="standard">
      <style:graphic-properties draw:fill-color="#009353" draw:textarea-horizontal-align="justify" draw:textarea-vertical-align="middle" draw:auto-grow-height="false" fo:min-height="2.036cm" fo:min-width="6.104cm"/>
    </style:style>
    <style:style style:name="gr4" style:family="graphic" style:parent-style-name="standard">
      <style:graphic-properties draw:fill-color="#00864b" draw:textarea-horizontal-align="justify" draw:textarea-vertical-align="middle" draw:auto-grow-height="false" fo:min-height="2.036cm" fo:min-width="6.612cm"/>
    </style:style>
    <style:style style:name="gr5" style:family="graphic" style:parent-style-name="standard">
      <style:graphic-properties draw:fill="solid" draw:fill-color="#00864b" draw:textarea-horizontal-align="justify" draw:textarea-vertical-align="middle" draw:auto-grow-height="false" fo:min-height="2.036cm" fo:min-width="5.8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4711a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-color="#009353"/>
      <style:paragraph-properties fo:text-align="center"/>
    </style:style>
    <style:style style:name="P5" style:family="paragraph">
      <loext:graphic-properties draw:fill-color="#00864b"/>
      <style:paragraph-properties fo:text-align="center"/>
    </style:style>
    <style:style style:name="P6" style:family="paragraph">
      <loext:graphic-properties draw:fill="solid" draw:fill-color="#00864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604cm" svg:height="2.54cm" svg:x="11.176cm" svg:y="1.016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1.27cm" svg:y="5.842cm">
          <text:p text:style-name="P1">moved Ob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20.574cm" svg:y="5.842cm">
          <text:p text:style-name="P1">RandomObjec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2.286cm" svg:x="11.176cm" svg:y="5.842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604cm" svg:height="2.286cm" svg:x="1.016cm" svg:y="10.414cm">
          <text:p text:style-name="P1">Snack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112cm" svg:height="2.286cm" svg:x="10.922cm" svg:y="10.414cm">
          <text:p text:style-name="P1">Board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2.286cm" svg:x="20.574cm" svg:y="10.414cm">
          <text:p text:style-name="P1">ScoreBall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826cm" svg:y1="4.572cm" svg:x2="24.384cm" svg:y2="4.572cm">
          <text:p/>
        </draw:line>
        <draw:line draw:style-name="gr6" draw:text-style-name="P7" draw:layer="layout" svg:x1="14.478cm" svg:y1="3.556cm" svg:x2="14.478cm" svg:y2="4.572cm">
          <text:p/>
        </draw:line>
        <draw:line draw:style-name="gr6" draw:text-style-name="P7" draw:layer="layout" svg:x1="4.826cm" svg:y1="4.572cm" svg:x2="4.826cm" svg:y2="5.842cm">
          <text:p/>
        </draw:line>
        <draw:line draw:style-name="gr6" draw:text-style-name="P7" draw:layer="layout" svg:x1="14.478cm" svg:y1="4.572cm" svg:x2="14.478cm" svg:y2="5.842cm">
          <text:p/>
        </draw:line>
        <draw:line draw:style-name="gr6" draw:text-style-name="P7" draw:layer="layout" svg:x1="24.384cm" svg:y1="4.572cm" svg:x2="24.384cm" svg:y2="5.842cm">
          <text:p/>
        </draw:line>
        <draw:line draw:style-name="gr6" draw:text-style-name="P7" draw:layer="layout" svg:x1="4.826cm" svg:y1="8.128cm" svg:x2="4.826cm" svg:y2="10.414cm">
          <text:p/>
        </draw:line>
        <draw:line draw:style-name="gr6" draw:text-style-name="P7" draw:layer="layout" svg:x1="14.478cm" svg:y1="8.128cm" svg:x2="14.478cm" svg:y2="10.414cm">
          <text:p/>
        </draw:line>
        <draw:line draw:style-name="gr6" draw:text-style-name="P7" draw:layer="layout" svg:x1="24.384cm" svg:y1="8.128cm" svg:x2="24.384cm" svg:y2="10.414cm">
          <text:p/>
        </draw:line>
        <draw:frame draw:style-name="gr7" draw:text-style-name="P8" draw:layer="layout" svg:width="7.112cm" svg:height="2.384cm" svg:x="19.05cm" svg:y="1.016cm">
          <draw:text-box>
            <text:p>If (Lost) show score</text:p>
            <text:p>else input</text:p>
            <text:p>Recursive</text:p>
          </draw:text-box>
        </draw:frame>
        <draw:frame draw:style-name="gr8" draw:text-style-name="P8" draw:layer="layout" svg:width="8.114cm" svg:height="0.962cm" svg:x="10.682cm" svg:y="4.88cm">
          <draw:text-box>
            <text:p>Input file for custom map</text:p>
          </draw:text-box>
        </draw:frame>
        <draw:frame draw:style-name="gr7" draw:text-style-name="P8" draw:layer="layout" svg:width="4.826cm" svg:height="0.962cm" svg:x="21.082cm" svg:y="4.826cm">
          <draw:text-box>
            <text:p/>
          </draw:text-box>
        </draw:frame>
        <draw:frame draw:style-name="gr9" draw:text-style-name="P8" draw:layer="layout" svg:width="10.006cm" svg:height="0.962cm" svg:x="18.696cm" svg:y="4.826cm">
          <draw:text-box>
            <text:p>Random, in board,disappear new </text:p>
          </draw:text-box>
        </draw:frame>
        <draw:frame draw:style-name="gr7" draw:text-style-name="P8" draw:layer="layout" svg:width="6.35cm" svg:height="1.673cm" svg:x="1.524cm" svg:y="4.572cm">
          <draw:text-box>
            <text:p>Object, move each input</text:p>
          </draw:text-box>
        </draw:frame>
        <draw:frame draw:style-name="gr9" draw:text-style-name="P8" draw:layer="layout" svg:width="5.789cm" svg:height="0.962cm" svg:x="2.032cm" svg:y="9.452cm">
          <draw:text-box>
            <text:p>input file to custom</text:p>
          </draw:text-box>
        </draw:frame>
        <draw:frame draw:style-name="gr9" draw:text-style-name="P8" draw:layer="layout" svg:width="6.446cm" svg:height="0.962cm" svg:x="20.574cm" svg:y="12.954cm">
          <draw:text-box>
            <text:p>Have signal for effect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1:51:38.012855805</meta:creation-date>
    <dc:date>2020-04-08T22:05:22.275928223</dc:date>
    <meta:editing-duration>PT13M40S</meta:editing-duration>
    <meta:editing-cycles>10</meta:editing-cycles>
    <meta:generator>LibreOffice/6.0.7.3$Linux_X86_64 LibreOffice_project/00m0$Build-3</meta:generator>
    <meta:document-statistic meta:object-count="45"/>
  </office:meta>
</office:document-meta>
</file>